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49.71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wheel_stats" table:style-name="ta1">
        <table:shapes>
          <draw:frame draw:z-index="0" draw:style-name="gr1" draw:text-style-name="P1" svg:width="250.1mm" svg:height="77.37mm" svg:x="290.94mm" svg:y="6.62mm">
            <draw:object draw:notify-on-update-of-ranges="left_wheel_stats.A2:left_wheel_stats.A82 left_wheel_stats.D1:left_wheel_stats.D1 left_wheel_stats.D2:left_wheel_stats.D82 left_wheel_stats.E1:left_wheel_stats.E1 left_wheel_stats.E2:left_wheel_stats.E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vel_target_lineal</text:p>
          </table:table-cell>
          <table:table-cell office:value-type="string" calcext:value-type="string">
            <text:p>vel_target_angular</text:p>
          </table:table-cell>
          <table:table-cell office:value-type="string" calcext:value-type="string">
            <text:p>angular_vel_target_right_wheel</text:p>
          </table:table-cell>
          <table:table-cell office:value-type="string" calcext:value-type="string">
            <text:p>angular_vel_encoder_right_wheel</text:p>
          </table:table-cell>
          <table:table-cell office:value-type="string" calcext:value-type="string">
            <text:p>angular_vel_control_right_wheel</text:p>
          </table:table-cell>
          <table:table-cell office:value-type="string" calcext:value-type="string">
            <text:p>right_motorcmd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0923" calcext:value-type="float">
            <text:p>0,48092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0923" calcext:value-type="float">
            <text:p>0,48092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3.142255" calcext:value-type="float">
            <text:p>3,142255</text:p>
          </table:table-cell>
          <table:table-cell office:value-type="float" office:value="0" calcext:value-type="float">
            <text:p>0</text:p>
          </table:table-cell>
          <table:table-cell office:value-type="float" office:value="0.480923" calcext:value-type="float">
            <text:p>0,48092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3.143672" calcext:value-type="float">
            <text:p>3,143672</text:p>
          </table:table-cell>
          <table:table-cell office:value-type="float" office:value="0" calcext:value-type="float">
            <text:p>0</text:p>
          </table:table-cell>
          <table:table-cell office:value-type="float" office:value="0.480923" calcext:value-type="float">
            <text:p>0,480923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3.137325" calcext:value-type="float">
            <text:p>3,137325</text:p>
          </table:table-cell>
          <table:table-cell office:value-type="float" office:value="0" calcext:value-type="float">
            <text:p>0</text:p>
          </table:table-cell>
          <table:table-cell office:value-type="float" office:value="0.480923" calcext:value-type="float">
            <text:p>0,48092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0915" calcext:value-type="float">
            <text:p>6,280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91426" calcext:value-type="float">
            <text:p>6,291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2" calcext:value-type="float">
            <text:p>3,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7706" calcext:value-type="float">
            <text:p>3,137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0615" calcext:value-type="float">
            <text:p>3,14061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8773" calcext:value-type="float">
            <text:p>3,14877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7676" calcext:value-type="float">
            <text:p>3,13767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5616" calcext:value-type="float">
            <text:p>3,14561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0525" calcext:value-type="float">
            <text:p>3,1405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6734" calcext:value-type="float">
            <text:p>3,13673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3004" calcext:value-type="float">
            <text:p>3,14300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5308" calcext:value-type="float">
            <text:p>3,14530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9582" calcext:value-type="float">
            <text:p>3,13958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2847" calcext:value-type="float">
            <text:p>3,14284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9538" calcext:value-type="float">
            <text:p>6,27953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8677" calcext:value-type="float">
            <text:p>3,13867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3259" calcext:value-type="float">
            <text:p>3,14325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51167" calcext:value-type="float">
            <text:p>3,15116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0061" calcext:value-type="float">
            <text:p>3,140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2566" calcext:value-type="float">
            <text:p>3,132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53:43.935947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6:56:49.968420059</dc:date>
    <meta:editing-duration>PT49M31S</meta:editing-duration>
    <meta:editing-cycles>13</meta:editing-cycles>
    <meta:generator>LibreOffice/6.0.7.3$Linux_X86_64 LibreOffice_project/00m0$Build-3</meta:generator>
    <meta:document-statistic meta:table-count="1" meta:cell-count="5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11cm" svg:height="7.738cm" xlink:href=".." xlink:type="simple" chart:class="chart:line" chart:style-name="ch1">
        <chart:legend chart:legend-position="end" svg:x="18.3cm" svg:y="3.343cm" style:legend-expansion="high" chart:style-name="ch2"/>
        <chart:plot-area chart:style-name="ch3" table:cell-range-address="left_wheel_stats.A2:left_wheel_stats.A82 left_wheel_stats.D1:left_wheel_stats.E82" chart:data-source-has-labels="both" svg:x="0.767cm" svg:y="0.228cm" svg:width="17.026cm" svg:height="6.53cm">
          <chartooo:coordinate-region svg:x="1.217cm" svg:y="0.416cm" svg:width="16.576cm" svg:height="5.483cm"/>
          <chart:axis chart:dimension="x" chart:name="primary-x" chart:style-name="ch4" chartooo:axis-type="auto">
            <chartooo:date-scale/>
            <chart:categories table:cell-range-address="left_wheel_stats.A2:left_wheel_stats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D2:left_wheel_stats.D82" chart:label-cell-address="left_wheel_stats.D1:left_wheel_stats.D1" chart:class="chart:line">
            <chart:data-point chart:repeated="81"/>
          </chart:series>
          <chart:series chart:style-name="ch7" chart:values-cell-range-address="left_wheel_stats.E2:left_wheel_stats.E82" chart:label-cell-address="left_wheel_stats.E1:left_wheel_stats.E1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right_wheel</text:p>
                <draw:g>
                  <svg:desc>left_wheel_stats.D1:left_wheel_stats.D1</svg:desc>
                </draw:g>
              </table:table-cell>
              <table:table-cell office:value-type="string">
                <text:p>angular_vel_encoder_right_wheel</text:p>
                <draw:g>
                  <svg:desc>left_wheel_stats.E1:left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2</svg:desc>
                </draw:g>
              </table:table-cell>
              <table:table-cell office:value-type="float" office:value="0">
                <text:p>0</text:p>
                <draw:g>
                  <svg:desc>left_wheel_stats.D2:left_wheel_stats.D82</svg:desc>
                </draw:g>
              </table:table-cell>
              <table:table-cell office:value-type="float" office:value="0">
                <text:p>0</text:p>
                <draw:g>
                  <svg:desc>left_wheel_stats.E2:left_wheel_stats.E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.060606">
                <text:p>6.060606</text:p>
              </table:table-cell>
              <table:table-cell office:value-type="float" office:value="3.142255">
                <text:p>3.14225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.060606">
                <text:p>6.060606</text:p>
              </table:table-cell>
              <table:table-cell office:value-type="float" office:value="3.143672">
                <text:p>3.14367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.060606">
                <text:p>6.060606</text:p>
              </table:table-cell>
              <table:table-cell office:value-type="float" office:value="3.137325">
                <text:p>3.1373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6.280915">
                <text:p>6.28091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6.291426">
                <text:p>6.29142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3.142">
                <text:p>3.1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137706">
                <text:p>3.137706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  <table:table-cell office:value-type="float" office:value="3.140615">
                <text:p>3.14061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030303">
                <text:p>3.030303</text:p>
              </table:table-cell>
              <table:table-cell office:value-type="float" office:value="3.148773">
                <text:p>3.14877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.030303">
                <text:p>3.030303</text:p>
              </table:table-cell>
              <table:table-cell office:value-type="float" office:value="3.137676">
                <text:p>3.13767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  <table:table-cell office:value-type="float" office:value="3.145616">
                <text:p>3.14561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  <table:table-cell office:value-type="float" office:value="3.140525">
                <text:p>3.1405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.030303">
                <text:p>3.030303</text:p>
              </table:table-cell>
              <table:table-cell office:value-type="float" office:value="3.136734">
                <text:p>3.1367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0303">
                <text:p>3.030303</text:p>
              </table:table-cell>
              <table:table-cell office:value-type="float" office:value="3.143004">
                <text:p>3.14300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  <table:table-cell office:value-type="float" office:value="3.145308">
                <text:p>3.14530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30303">
                <text:p>3.030303</text:p>
              </table:table-cell>
              <table:table-cell office:value-type="float" office:value="3.139582">
                <text:p>3.13958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  <table:table-cell office:value-type="float" office:value="3.142847">
                <text:p>3.14284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.030303">
                <text:p>3.030303</text:p>
              </table:table-cell>
              <table:table-cell office:value-type="float" office:value="6.279538">
                <text:p>6.27953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.030303">
                <text:p>3.030303</text:p>
              </table:table-cell>
              <table:table-cell office:value-type="float" office:value="3.138677">
                <text:p>3.1386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.030303">
                <text:p>3.030303</text:p>
              </table:table-cell>
              <table:table-cell office:value-type="float" office:value="3.143259">
                <text:p>3.14325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.030303">
                <text:p>3.030303</text:p>
              </table:table-cell>
              <table:table-cell office:value-type="float" office:value="3.151167">
                <text:p>3.15116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3.140061">
                <text:p>3.14006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3.132566">
                <text:p>3.1325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